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S2</text:h>
      <text:h text:style-name="Heading_20_2" text:outline-level="2">Nr. 2a</text:h>
      <text:p text:style-name="Text_20_body">Alle Entscheidungen, die man als Buddhist im Leben trifft, können Auswirkungen auf Laben haben. Jedoch können die Entscheidungen aber auch nach dem Tod Auswirkungen haben. Handelt ein Mensch fair und denkt an seine Mitmenschen, wir er mit einem gutem Leben belohnt. Wenn man wiederum sich egoistisch verhält, wird man bestraft. </text:p>
      <text:h text:style-name="Heading_20_2" text:outline-level="2">Nr. 2b</text:h>
      <text:p text:style-name="Text_20_body">Karma beschreibt eine Art des Schicksals. Karma wird das Handeln eines Einzelnen beeinflusst; tut man etwas positives, steigt das positive Karma, tut man etwas schlechtes so geschieht das Gegenteil. </text:p>
      <text:p text:style-name="Text_20_body">Das Karma kann man durch seine Taten beeinflus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fals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282cm" fo:line-height="108%"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Noto Sans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Noto Sans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style>
    <style:style style:name="Heading_20_2" style:display-name="Heading 2" style:family="paragraph" style:parent-style-name="Standard" style:next-style-name="Text_20_body" style:default-outline-level="2" style:class="text">
      <style:paragraph-properties fo:margin-top="0.071cm" fo:margin-bottom="0cm" fo:keep-together="always" fo:keep-with-next="always"/>
      <style:text-properties fo:color="#2f5496" style:font-name="Calibri Light" fo:font-size="13pt" style:font-size-asian="13pt" style:font-size-complex="13pt"/>
    </style:style>
    <style:style style:name="Heading_20_1" style:display-name="Heading 1" style:family="paragraph" style:parent-style-name="Standard" style:next-style-name="Text_20_body" style:default-outline-level="1" style:class="text">
      <style:paragraph-properties fo:margin-top="0.423cm" fo:margin-bottom="0cm" fo:keep-together="always" fo:keep-with-next="always"/>
      <style:text-properties fo:color="#2f5496" style:font-name="Calibri Light" fo:font-size="16pt" style:font-size-asian="16pt" style:font-size-complex="16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meta:editing-cycles>
    <meta:creation-date>2020-06-29T23:02:24.19</meta:creation-date>
    <meta:editing-duration>PT20M15S</meta:editing-duration>
    <meta:generator>OpenOffice/4.1.7$Win32 OpenOffice.org_project/417m1$Build-9800</meta:generator>
    <meta:initial-creator>Caspar Kroll</meta:initial-creator>
    <dc:date>2020-06-29T23:22:35.57</dc:date>
    <dc:creator>Caspar Kroll</dc:creator>
    <meta:document-statistic meta:table-count="0" meta:image-count="0" meta:object-count="0" meta:page-count="1" meta:paragraph-count="6" meta:word-count="92" meta:character-count="5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AppData/Roaming/OpenOffice/4/user/template/Normal.ott" meta:date="2020-06-29T23:02:20.24"/>
  </office:meta>
</office:document-meta>
</file>